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5" style:family="paragraph" style:parent-style-name="Text_20_body">
      <style:text-properties officeooo:rsid="0011900f" officeooo:paragraph-rsid="000b9585"/>
    </style:style>
    <style:style style:name="P6" style:family="paragraph" style:parent-style-name="Text_20_body">
      <style:text-properties style:font-name="Times New Roman" officeooo:rsid="002faad9" officeooo:paragraph-rsid="000b9585"/>
    </style:style>
    <style:style style:name="P7" style:family="paragraph" style:parent-style-name="Text_20_body">
      <style:text-properties style:font-name="Times New Roman" officeooo:rsid="002faad9" officeooo:paragraph-rsid="000cb729"/>
    </style:style>
    <style:style style:name="P8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9" style:family="paragraph" style:parent-style-name="Heading_20_1" style:list-style-name="Numbering_20_1">
      <style:text-properties officeooo:paragraph-rsid="000b9585"/>
    </style:style>
    <style:style style:name="P10" style:family="paragraph" style:parent-style-name="Heading_20_1">
      <style:paragraph-properties fo:break-before="page"/>
      <style:text-properties officeooo:paragraph-rsid="000b9585"/>
    </style:style>
    <style:style style:name="P11" style:family="paragraph" style:parent-style-name="Text_20_body">
      <style:text-properties officeooo:rsid="0011900f" officeooo:paragraph-rsid="0010bdcb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0bdc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0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1" style:family="text">
      <style:text-properties fo:font-variant="normal" fo:text-transform="none" style:font-name="Arial" fo:letter-spacing="normal" fo:font-style="normal" fo:font-weight="bold" officeooo:rsid="000f2d28" style:font-weight-asian="bold" style:font-weight-complex="bold"/>
    </style:style>
    <style:style style:name="T12" style:family="text">
      <style:text-properties fo:font-variant="normal" fo:text-transform="none" style:font-name="Arial" fo:letter-spacing="normal" fo:font-style="normal" officeooo:rsid="000f2d28" style:language-asian="zxx" style:country-asian="none"/>
    </style:style>
    <style:style style:name="T13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officeooo:rsid="0031b9aa"/>
    </style:style>
    <style:style style:name="T15" style:family="text">
      <style:text-properties officeooo:rsid="002faad9"/>
    </style:style>
    <style:style style:name="T16" style:family="text">
      <style:text-properties officeooo:rsid="002fc89b"/>
    </style:style>
    <style:style style:name="T17" style:family="text">
      <style:text-properties officeooo:rsid="0033a0f7"/>
    </style:style>
    <style:style style:name="T18" style:family="text">
      <style:text-properties style:font-name="Arial" fo:font-weight="bold" officeooo:rsid="0014a1cd" style:font-weight-asian="bold" style:font-weight-complex="bold"/>
    </style:style>
    <style:style style:name="T19" style:family="text">
      <style:text-properties style:font-name="Arial" fo:font-weight="bold" officeooo:rsid="00157c6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e site internet</text:h>
      <text:p text:style-name="P2">Le site <text:span text:style-name="Strong_20_Emphasis"><text:span text:style-name="T1">[url]</text:span></text:span> est une publication de :</text:p>
      <text:p text:style-name="P11"><text:span text:style-name="Strong_20_Emphasis"><text:span text:style-name="T4">[publisher_status]</text:span></text:span><text:span text:style-name="Strong_20_Emphasis"><text:span text:style-name="T3"> </text:span></text:span><text:span text:style-name="Strong_20_Emphasis"><text:span text:style-name="T4">[publisher]</text:span></text:span><text:span text:style-name="Strong_20_Emphasis"><text:span text:style-name="T2"> </text:span></text:span><text:span text:style-name="Strong_20_Emphasis"><text:span text:style-name="T6">[status]</text:span></text:span></text:p>
      <text:p text:style-name="P5"><text:span text:style-name="Strong_20_Emphasis"><text:span text:style-name="T4">[publisher_adress]</text:span></text:span></text:p>
      <text:p text:style-name="P5"><text:span text:style-name="Strong_20_Emphasis"><text:span text:style-name="T7">Téléphone : </text:span></text:span><text:span text:style-name="Strong_20_Emphasis"><text:span text:style-name="T5">[publisher_telephone]</text:span></text:span></text:p>
      <text:p text:style-name="P5"><text:span text:style-name="Strong_20_Emphasis"><text:span text:style-name="T7">Mail : </text:span></text:span><text:span text:style-name="Strong_20_Emphasis"><text:span text:style-name="T5">[publisher_email]</text:span></text:span></text:p>
      <text:p text:style-name="P5"><text:span text:style-name="Strong_20_Emphasis"><text:span text:style-name="T7">Site Web : </text:span></text:span><text:span text:style-name="Strong_20_Emphasis"><text:span text:style-name="T5">[publisher_website]</text:span></text:span></text:p>
      <text:list xml:id="list6638199806040969518" text:style-name="Numbering_20_1">
        <text:list-header>
          <text:h text:style-name="P9" text:outline-level="1">Hébergeur </text:h>
        </text:list-header>
      </text:list>
      <text:p text:style-name="P6"><text:span text:style-name="Strong_20_Emphasis"><text:span text:style-name="T13">[host]</text:span></text:span></text:p>
      <text:p text:style-name="P7"><text:span text:style-name="Strong_20_Emphasis"><text:span text:style-name="T8">Adresse</text:span></text:span><text:span text:style-name="Strong_20_Emphasis"><text:span text:style-name="T7">: </text:span></text:span><text:span text:style-name="T18">[host_adress]</text:span></text:p>
      <text:p text:style-name="P8"><text:span text:style-name="Strong_20_Emphasis"><text:span text:style-name="T9">Téléphone : </text:span></text:span><text:span text:style-name="Strong_20_Emphasis"><text:span text:style-name="T10">[host_telephone]</text:span></text:span></text:p>
      <text:list xml:id="list150016237432053" text:continue-numbering="true" text:style-name="Numbering_20_1">
        <text:list-header>
          <text:h text:style-name="P9" text:outline-level="1"><text:span text:style-name="T14">R</text:span>éseaux sociaux <text:span text:style-name="T15">officiels</text:span></text:h>
        </text:list-header>
      </text:list>
      <text:p text:style-name="P3">Facebook : <text:span text:style-name="Strong_20_Emphasis"><text:span text:style-name="T11">[facebook_website]</text:span></text:span></text:p>
      <text:p text:style-name="P3"><text:span text:style-name="T16">T</text:span>witter : <text:span text:style-name="Strong_20_Emphasis"><text:span text:style-name="T12">[twitter_website]</text:span></text:span></text:p>
      <text:p text:style-name="P3"><text:span text:style-name="T16">G</text:span>oogle+ : <text:span text:style-name="T19">[</text:span><text:span text:style-name="Strong_20_Emphasis"><text:span text:style-name="T12">google_plus_website]</text:span></text:span></text:p>
      <text:p text:style-name="P3"><text:span text:style-name="T16">I</text:span>nstagram : <text:span text:style-name="Strong_20_Emphasis"><text:span text:style-name="T12">[instagram_website]</text:span></text:span></text:p>
      <text:p text:style-name="P3"><text:span text:style-name="T16">P</text:span>interest : <text:span text:style-name="Strong_20_Emphasis"><text:span text:style-name="T12">[pinterest_website]</text:span></text:span></text:p>
      <text:p text:style-name="P4">Link<text:span text:style-name="T17">e</text:span>din : <text:span text:style-name="Strong_20_Emphasis"><text:span text:style-name="T12">[linkedin_website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S</meta:editing-duration>
    <meta:editing-cycles>7</meta:editing-cycles>
    <meta:generator>LibreOffice/5.2.2.2$Windows_x86 LibreOffice_project/8f96e87c890bf8fa77463cd4b640a2312823f3ad</meta:generator>
    <dc:date>2018-07-20T15:00:15.622000000</dc:date>
    <meta:document-statistic meta:table-count="0" meta:image-count="0" meta:object-count="0" meta:page-count="1" meta:paragraph-count="20" meta:word-count="70" meta:character-count="589" meta:non-whitespace-character-count="537"/>
    <meta:user-defined meta:name="Info 1"/>
    <meta:user-defined meta:name="Info 2"/>
    <meta:user-defined meta:name="Info 3"/>
    <meta:user-defined meta:name="Info 4"/>
  </office:meta>
</office:document-meta>
</file>